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Preformatted_20_Text">
      <style:text-properties style:font-name="Times New Roman"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cal overview - xpilot AI project, group 28</text:p>
      <text:p text:style-name="P1"/>
      <text:p text:style-name="P4">Introduction</text:p>
      <text:p text:style-name="P1">The approach we chose early on was to keep it all in one class. We let different modes dictate how the ship is supposed to act, and what it does by default. The modes are decided based on if-loops that determine what is going on in the game. </text:p>
      <text:p text:style-name="P1"/>
      <text:p text:style-name="P1">All the functions can be called and accessed from any mode, depending on what is needed. Our reasoning for this is to allow for easier modification throughout (and possibly after) the project, along with making it easier to read. In its current form it's easy to go through, see what functions are called and used, and what they are used for. Splitting the program up into classes makes it harder to get a complete view of what is going on, and also means that the two classes may require the same function or identical variables at the same time. Therefor we feel that our approach is both more efficient and easier to work with, considering the size of the program.</text:p>
      <text:p text:style-name="P1"/>
      <text:p text:style-name="P1">The tick function is where it all happens. Everything inside of the function is done every tick. Some of it is limited to certain modes, such as finding the right angle to fire a shot at an enemy. Other things are carried out always, for example scanning for incoming shots, and checking for walls.</text:p>
      <text:p text:style-name="P1"/>
      <text:p text:style-name="P4">The modes</text:p>
      <text:p text:style-name="P1">The actions of the ship are controlled by different modes that kick in depending on what is happening. Init mode kicks in when the ship spawns. After three ticks it switches to ready mode. This is because a lot of functions get very strange readings prior to that point. Ready mode quickly scans what is going on around the ship, and determines the best cause of action. If there are no hostile ships nearby, and no incoming enemy shots, it goes into movement mode.</text:p>
      <text:p text:style-name="P1"/>
      <text:p text:style-name="P1">Movement mode constantly scans for incoming shots, walls, and ships in range to fire at. If nothing is nearby it finds the closest enemy on the radar and heads for it.</text:p>
      <text:p text:style-name="P1"/>
      <text:p text:style-name="P1">If an incoming shot is detected, dodge mode is activated. It uses the dodge function to determine how much dodging is needed, and looks for more incoming shots, and if everything is safe it goes into the next appropriate mode.</text:p>
      <text:p text:style-name="P1"/>
      <text:p text:style-name="P1">When flying you will occasionally come across walls or other obstacles that would mean death if collided with. If that happens the ship will go into turning mode. The turning mode slows the ship down and turns it facing a more appropriate direction to avoid collision. It kicks into waitnowall mode to make sure it evades the wall completely, before going back into ready mode, which once more determines best course of action.</text:p>
      <text:p text:style-name="P1"/>
      <text:p text:style-name="P4">The functions</text:p>
      <text:p text:style-name="P2">The different modes, actions and decisions are based on functions. Some of these functions are very small, some are bigger. Here is a small summary of the bigger ones, and what they do.</text:p>
      <text:p text:style-name="P2"/>
      <text:p text:style-name="P1">The flyTo function takes an enemy ship's radar coordinates and uses trigonometry to select a desired direction, making the ship follow its target. Once close enough to engage in combat, it will go into shooting mode. If a hostile shot gets close enough and is in danger of hitting, it will go into dodge mode.</text:p>
      <text:p text:style-name="P1"/>
      <text:p text:style-name="P1">The shooting / aiming functions are based on trigonometry and some vector math. Once a target is in range (visible on the screen), if the conditions are right (no incoming hostile fire, no walls in between, etc) the plane will go into shooting mode. It uses the screen coordinates and velocity of the enemy <text:soft-page-break/>ship to calculate a good direction to fire, in order to maximize chances to hit, rather than just firing at the current location and likely missing. </text:p>
      <text:p text:style-name="P1"/>
      <text:p text:style-name="P1">The dodge function has been rewritten dozens of times by now. At this point the end product is based entirely on linear equations and trigonometry. At first we attempted to use snippets of code from elsewhere and find a working way, which we did, but far from satisfactory. As we did not completely understand the math behind it, it was near impossible to get it tuned. Now it is based entirely on math we understand, and although far bulkier than the initial versions, it is easier to fine tune and optimize. </text:p>
      <text:p text:style-name="P1"/>
      <text:p text:style-name="P1">It loops through every shot ID from 0 to 99 within a radius of 200 units from the ship and tests the danger of all shots that are hostile (have a danger rating above -1). It calculates a linear equation for the shot trajectory and compares it with the current linear equation of the ship. If the two lines cross and, the shot and the ship are estimated to cross it at approximately the same time, it kicks in dodge mode. Dodge mode makes it change course slightly, and test for continued danger. If it's still in danger of getting hit it will keep changing the course until it determines that the danger is over, at which point it goes back to ready mode to determine what the best course of action would be. </text:p>
      <text:p text:style-name="P1"/>
      <text:p text:style-name="P1">The wall finder and wall evasion is largely a modification and extension of the wall finder we got in one of the examples. Essentially it scans straight ahead for walls, and if it finds one it slows the ship down, turns 90 degrees, <text:s/>then goes back into ready mode and on to whatever it was doing prior to the wall becoming an obstacle.</text:p>
      <text:p text:style-name="P1"/>
      <text:p text:style-name="P1"/>
      <text:p text:style-name="P1"/>
      <text:p text:style-name="P1"/>
      <text:p text:style-name="P1"/>
      <text:p text:style-name="P1">By: Magnus Nielsen, John Litbo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方正黑體"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FZSongTi1"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12-10T13:03:16</dc:date>
    <meta:generator>OpenOffice.org/3.2$Solaris_Sparc OpenOffice.org_project/320m18$Build-9502</meta:generator>
    <meta:editing-duration>PT02H39M32S</meta:editing-duration>
    <meta:editing-cycles>5</meta:editing-cycles>
    <meta:document-statistic meta:table-count="0" meta:image-count="0" meta:object-count="0" meta:page-count="2" meta:paragraph-count="18" meta:word-count="924" meta:character-count="5110"/>
  </office:meta>
</office:document-meta>
</file>